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Слайд 1. Певзнер Алина. Руководитель: Александр Ильин. Название проекта: Поиск изображений по цвету.</text:p>
      <text:p text:style-name="P1"><text:tab/>Слайд 2. <text:s/>Цель работы: реализация некоторых алгоритмов поиска по изображениям.</text:p>
      <text:p text:style-name="P1"><text:tab/>Слайд 3. <text:s/>В работе решались следующие задачи: поддержка форматов изображений png и bmp, реализация алгоритмов поиска изображений по определенному цвету и поиска похожих изображений. При поддержки форматов также решалась задача внутреннего представления изображения, которое бы не зависело от конкретно формата, чтобы позволило добавление новых форматов, не меняя кода алгоритмов и наоборот.</text:p>
      <text:p text:style-name="P1"><text:tab/>Слайд 4. <text:s/>Формат bmp (<text:span text:style-name="T1">Bitmap Picture, формат хранения растровых изображений, из-за большого объёма редко используется в интернете</text:span>). Довольно простой, без сжатия, хотя поддерживает 7 способов представления значений цвета пикселя, т.е. возможна различная глубина цвета. Формат bmp полностью поддерживается.</text:p>
      <text:p text:style-name="P1"><text:tab/>Слайд 5. Поддержка формата png (<text:span text:style-name="T1">portable network graphics, растровый формат хранения графической информации, использующий сжатие без потерь по алгоритму Deflate, <text:s/>был создан как свободный формат для замены GIF, <text:s/>«PNG’s Not GIF», Graphics Interchange Format - формат для обмена изображениями, способен хранить сжатые данные без потери качества в формате не более 256 цветов, не зависит от аппаратного обеспечения</text:span>). PNG хранит графическую информацию в сжатом виде (высокая степень сжатия без потерь). </text:p>
      <text:p text:style-name="P1"><text:tab/>Для непосредственного получения несжатых данных использовала библиотеку zlib (<text:span text:style-name="T1">свободная кроссплатформенная библиотека для сжатия данных алгоритмом DEFLATE</text:span>). Но до сжатия к данным в формате png применяется так называй interlace метод и фильтрация для улучшения уровня сжатия.</text:p>
      <text:p text:style-name="P1"><text:tab/>Слайд 6. Существует 2 так называемых interlace метода (interlace метод 0 и interlace метода 1). В случае interlace метода 0 рассматривается все изображение. В случае interlace метода 1 изображение делится на 7 более маленьких изображений, в каждое из 7 попадают пиксели с определенными индексами. Например, в первое уменьшенное изображение попадают все пиксели с индексами, кратными 8 (серый цвет на слайде). Во 2ое — отмеченные красным цветом (индекс по ширине кратен 4, но не кратен 8, индекс по высоте должен быть кратен 8) и т. д. (в 3ье — отмечены зеленым, в 4ое — синим, .., в 7ое — желтым). Оба <text:s/>interlace метода поддерживаются.</text:p>
      <text:p text:style-name="P1"><text:tab/>Слайд 7. И так изображение разбито на 7 более маленьких изображений, теперь каждое из них представляется отдельной строкой, и к каждой строке применяется фильтрация. Ее основная цель состоит в том, чтобы сжимать не сами значения цветов, а разницу значений соседних пикселей. Существует 5 различных методов фильтрации в зависимости от того, какие именно соседние пиксели рассматриваются (например, левый соседний пиксель либо верхний соседний). Все 5 методов фильтрации также поддерживается.</text:p>
      <text:p text:style-name="P1"><text:tab/>Слайд 8. <text:s/>PNG поддерживает 3 основных растровых изображений: в градации серого, полноцветное изображение (с глубиной цвета 24 и 32 бит), цветное индексированное изображение (палитра 8 бит для цвета глубиной 24 бит). Все поддерживаются в программе.</text:p>
      <text:p text:style-name="P1"><text:tab/>Слайд 9-10. Поиск изображений по цвету. Подсчитывается процентное содержание пикселей заданного цвета во всем изображении, и в случае, если оно превосходит заданного порога, то это говорит о том, что данное изображение содержит цвет поиска.</text:p>
      <text:p text:style-name="P1"><text:tab/>Слайд 11-12. Поиск похожих. Трехмерный цветовой куб разбивается на оттенки. Для каждого изображения получаю распределение, т. е. процентное содержания каждого оттенка в изображении. Два изображения похожи, если их распределения почти не отличаются (точность сравнения устанавливается в качестве параметра). <text:tab/>Поиск похожих среди нескольких изображений основан на поиске клик в графе, где каждая вершина - это изображение, ребро проводится в случае похожести соответствующих изображений. <text:s/>Пусть есть коллекция визиток различных представителей различных предприятий, необходимо отсортировать визитки по предприятиям (визитки одного предприятия имеют один стил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 Condensed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na </meta:initial-creator>
    <meta:creation-date>2011-12-20T20:53:27</meta:creation-date>
    <dc:date>2011-12-26T20:19:21</dc:date>
    <dc:creator>Alina </dc:creator>
    <meta:editing-duration>PT8H23M27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1" meta:word-count="537" meta:character-count="3926"/>
  </office:meta>
</office:document-meta>
</file>